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4f17" officeooo:paragraph-rsid="001b4f17"/>
    </style:style>
    <style:style style:name="P2" style:family="paragraph" style:parent-style-name="Header">
      <style:text-properties officeooo:rsid="001b4f17" officeooo:paragraph-rsid="001b4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ctivitat 1</text:h>
      <text:p text:style-name="P1">Diagrama- dades basiques ,se le asigna un num asosiacion</text:p>
      <text:p text:style-name="P1"/>
      <text:p text:style-name="P1">Classes : persona,soci,data,nif</text:p>
      <text:p text:style-name="P1">Atributs : Persona- Dades de la persona (nif,nom complert, data naixament)</text:p>
      <text:p text:style-name="P1"><text:tab/><text:tab/><text:tab/>Soci - codi associat, i data d'alta</text:p>
      <text:p text:style-name="P1"><text:tab/><text:tab/><text:tab/>Data- dia,mes i any</text:p>
      <text:p text:style-name="P1"><text:tab/><text:tab/> <text:s text:c="3"/>nif - lletra i dni</text:p>
      <text:p text:style-name="P1">Mètodes: Persona- no te</text:p>
      <text:p text:style-name="P1"><text:tab/><text:tab/><text:tab/>Soci - no te</text:p>
      <text:p text:style-name="P1"><text:tab/><text:tab/><text:tab/>Data- si, comprovar que es tracta d'una data valida</text:p>
      <text:p text:style-name="P1"><text:tab/><text:tab/><text:tab/>nif - si,comprovar que el nif es valid</text:p>
      <text:p text:style-name="P1"/>
      <text:p text:style-name="P1">Nif</text:p>
      <text:p text:style-name="P1">- dni <text:s/>: int</text:p>
      <text:p text:style-name="P1">- lletra : caracter</text:p>
      <text:p text:style-name="P1">+ getters/setters</text:p>
      <text:p text:style-name="P1">+ es valid() bolean</text:p>
      <text:p text:style-name="P1"/>
      <text:p text:style-name="P1">Data</text:p>
      <text:p text:style-name="P1">-dia : enter</text:p>
      <text:p text:style-name="P1">-mes: enter</text:p>
      <text:p text:style-name="P1">-any: enter</text:p>
      <text:p text:style-name="P1">+getters/setters</text:p>
      <text:p text:style-name="P1">+datvalid()bolean</text:p>
      <text:p text:style-name="P1">+esvalid(dia+enter+any+enter)</text:p>
      <text:p text:style-name="P1"/>
      <text:p text:style-name="P1">Persona</text:p>
      <text:p text:style-name="P1">-Nif:nif</text:p>
      <text:p text:style-name="P1">-nom :cadena</text:p>
      <text:p text:style-name="P1">-data naixament:data</text:p>
      <text:p text:style-name="P1">+getters/setters</text:p>
      <text:p text:style-name="P1">---REL.HERENCIA---</text:p>
      <text:p text:style-name="P1">Soci</text:p>
      <text:p text:style-name="P1">-codi associat:cadena</text:p>
      <text:p text:style-name="P1">-data d'alta:data</text:p>
      <text:p text:style-name="P1">+getters/set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4f17" officeooo:paragraph-rsid="001b4f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5<text:tab/>UF1<text:tab/>Judith Gutiérrez</text:p>
        <text:p text:style-name="MP1">Pràctiqu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33:30.974000000</meta:creation-date>
    <dc:date>2016-09-30T21:35:42.591000000</dc:date>
    <meta:editing-duration>PT2M22S</meta:editing-duration>
    <meta:editing-cycles>1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35" meta:word-count="112" meta:character-count="731" meta:non-whitespace-character-count="633"/>
  </office:meta>
</office:document-meta>
</file>